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in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cannerTest_int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ScannerTest_in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cannerTest_in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cannerTest_int.ftest_parse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int.ftest_parse_long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int.test_parse_long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